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fo:font-size="12pt" fo:language="es" fo:country="ES" style:font-size-asian="12pt" style:font-name-complex="Times New Roman1" style:font-size-complex="12pt"/>
    </style:style>
    <style:style style:name="P3" style:family="paragraph" style:parent-style-name="Standard">
      <style:text-properties fo:language="es" fo:country="ES"/>
    </style:style>
    <style:style style:name="P4" style:family="paragraph" style:parent-style-name="Heading_20_1" style:master-page-name="Standard">
      <style:paragraph-properties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s" fo:country="ES" style:font-size-asian="12pt" style:font-name-complex="Times New Roman1" style:font-size-complex="12pt"/>
    </style:style>
    <style:style style:name="T3" style:family="text">
      <style:text-properties style:font-name="Times New Roman" fo:font-size="12pt" fo:language="es" fo:country="ES" style:text-underline-style="solid" style:text-underline-width="auto" style:text-underline-color="font-color" style:font-size-asian="12pt" style:font-name-complex="Times New Roman1" style:font-size-complex="12pt"/>
    </style:style>
    <style:style style:name="T4" style:family="text">
      <style:text-properties style:font-name="Times New Roman" fo:font-size="12pt" fo:language="es" fo:country="ES" fo:font-style="italic" style:font-size-asian="12pt" style:font-style-asian="italic" style:font-name-complex="Times New Roman1" style:font-size-complex="12pt" style:font-style-complex="italic"/>
    </style:style>
    <style:style style:name="T5" style:family="text">
      <style:text-properties style:font-name="Times New Roman" fo:font-size="12pt" fo:language="es" fo:country="ES" fo:font-weight="bold" style:font-size-asian="12pt" style:font-weight-asian="bold" style:font-name-complex="Times New Roman1" style:font-size-complex="12pt" style:font-weight-complex="bold"/>
    </style:style>
    <style:style style:name="T6" style:family="text">
      <style:text-properties style:font-name="Times New Roman" fo:font-size="10pt" fo:language="es" fo:country="ES" fo:font-style="italic" style:font-size-asian="10pt" style:font-style-asian="italic" style:font-name-complex="Times New Roman1" style:font-size-complex="10pt" style:font-style-complex="italic"/>
    </style:style>
    <style:style style:name="T7" style:family="text">
      <style:text-properties fo:color="#00000a" style:font-name="Times New Roman" fo:font-size="12pt" fo:language="es" fo:country="ES"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11436422220293728" text:style-name="Outline">
        <text:list-item>
          <text:h text:style-name="P4" text:outline-level="1"><text:span text:style-name="T7">Entrevista a Alejandra para un artículo de prensa:</text:span></text:h>
        </text:list-item>
      </text:list>
      <text:p text:style-name="P1"/>
      <text:p text:style-name="Standard"><text:span text:style-name="T1"><text:tab/></text:span><text:span text:style-name="T2">En el marco del 77º aniversario de la Retirada, como cada año, la asociación Memoria de la España Republicana 82 organiza una marcha por el camino que separa la estación de Borredon al campo de Jude en Septfonds. Este famoso camino es objeto de hechos históricos importantes, porque desde la llegada de los refugiados españoles a Francia, gran parte de estas personas pasó por ese camino para vivir lo impensable. En este undécimo día de marzo de 2016, el periódico Midi Libre los ha acompañado y ha participado en esta marcha conmemorativa que rinde homenaje a los españoles que llegaron a Francia. Con el sonido de los cantos republicanos de aquellos tiempos, hemos conocido a una anciana, Alejandra, acompañada de su nieta, Clara, con quien hemos intercambiado sobre su pasado, intentando entender por qué se encuentran en Borredon este 11 de marzo. </text:span></text:p>
      <text:p text:style-name="P2"/>
      <text:p text:style-name="Standard"><text:span text:style-name="T5">Periodista: Como participante de esta marcha, ¿tiene un vínculo con el acontecimiento de la Guerra civil en España y la Retirada?</text:span></text:p>
      <text:p text:style-name="Standard"><text:span text:style-name="T2">Alejandra: Sí cuando ese acontecimiento tuvo lugar, tenía 4 años. </text:span></text:p>
      <text:p text:style-name="Standard"><text:span text:style-name="T5">P: A pesar de su temprana edad, ¿se acuerda de cómo fue su viaje desde España hasta Francia?</text:span></text:p>
      <text:p text:style-name="Standard"><text:span text:style-name="T2">A: Para nada. De hecho, hay que saber que era un tema doloroso en nuestra familia, casi tabú. Este tema se volvió a plantear cuando mi nieta Clara, me pidió durante una comida familiar que contara cómo había sido el suceso. Desgraciadamente no pude contestarlo, lo que me frustró. Fue entonces cuando investigué sobre la historia familiar con mi pequeña universitaria de español, para conseguir elementos concretos. </text:span></text:p>
      <text:p text:style-name="Standard"><text:span text:style-name="T5">P: ¿Cuáles fueron las reacciones de los miembros de su familia tras esta decisión y su determinación para entender el pasado?</text:span></text:p>
      <text:p text:style-name="Standard"><text:span text:style-name="T2">A: Pues a mi gran sorpresa, a pesar de todo logré obtener elementos de respuesta gracias a una prima mayor, en particular respecto a la dificultad del viaje (frio, hambre, multitud…). Solicitando mi familia, las opiniones estaban divididas. Tenía por un lado los que me contaban todo de lo que se acordaban y por otro los que eran reacios al tema, que les recordaba recuerdos demasiados malos. Gracias a estos testimonios, tuve flashbacks sobre esos acontecimientos y sobre mi padre. </text:span></text:p>
      <text:p text:style-name="Standard"><text:span text:style-name="T5">P: ¿Tuvo elementos sobre su padre?</text:span></text:p>
      <text:p text:style-name="Standard"><text:span text:style-name="T2">A: Sí, aprendí que habíamos sido separados en la frontera y que lo habían internado en el Campo de Septfonds; mientras que mi madre y yo estábamos en un refugio en Marsella. </text:span></text:p>
      <text:p text:style-name="Standard"><text:span text:style-name="T5">P: Sabiendo que su familia había sido separada en la frontera franco-española, ¿volvió a ese lugar?</text:span></text:p>
      <text:p text:style-name="Standard"><text:span text:style-name="T2">A: Sí y llevé conmigo a Clara para ir a la Jonquera, lugar por donde pasamos. Allí, descubrimos un pequeño museo sobre la memoria de la Retirada. Una vez más, nuevos recuerdos aparecieron, sobre todo imágenes de “caos”, con llantos y angustia. </text:span></text:p>
      <text:p text:style-name="Standard"><text:soft-page-break/><text:span text:style-name="T5">P: A través de nuestra conversación, me ha dicho que vuelve cada año para esta marcha. Fuera de ese marco, ¿ya ha venido al Tarn-et-Garonne, a lugares como Septfonds o Montauban? </text:span></text:p>
      <text:p text:style-name="Standard"><text:span text:style-name="T2">A: Sí, siempre acompañada de Clara, en 2006, decidimos ir sobre el terreno para ver lo que quedaba del paso de los españoles. Cuando Clara y yo visitamos el campo, tomé consciencia de las difíciles condiciones en las que vivía mi padre. Después, el guía local nos llevó al cementerio español del pueblo. Yendo a ese sitio, me di cuenta de la suerte que tuve de poder volver a tener mi padre después de ese episodio. Además, conocimos a una mujer llamada Suzanne, encargada de un café, que tuvo la amabilidad de contarnos lo que vivió durante el paso de los españoles por la localidad. </text:span></text:p>
      <text:p text:style-name="Standard"><text:span text:style-name="T5">P: ¿Qué le impactó a través de las conversaciones que tuvo con la gente del pueblo?</text:span></text:p>
      <text:p text:style-name="Standard"><text:span text:style-name="T2">A: Pues, esa amable señora nos entregó algunos recuerdos, sobre todo cuando mi nieta le enseño una cuchara que pertenecía a mi padre. Cuando Suzanne vio la cuchara, nos lo contó todo, especialmente el tráfico de cucharas al cual se dedicaba un niño llamado Ángel. Quería que todo el mudo tuviera su cuchara después de que mi padre le hubiera dado la suya. <text:s/></text:span></text:p>
      <text:p text:style-name="Standard"><text:span text:style-name="T5">P: Esa famosa cuchara de la que habla, ¿tiene una importancia en la historia de su padre? </text:span></text:p>
      <text:p text:style-name="Standard"><text:span text:style-name="T2">A: ¡Claro! Mi padre les daba mucha importancia a los valores humanos, pienso que el hecho de tener una cuchara en un lugar insalubre era muy importante para él para conectarse con los valores que defendía. Suzanne nos explicó que siguiendo el ejemplo de Ángel, los demás detenidos participaban también a ese tráfico. </text:span></text:p>
      <text:p text:style-name="Standard"><text:span text:style-name="T5">P: A pesar de que venga del Aveyron, ¿eso le impidió implicarse en la vida asociativa acerca de la memoria española?</text:span></text:p>
      <text:p text:style-name="Standard"><text:span text:style-name="T2">A: ¡No! Siendo reconocida como descendiente de exiliado, todo el mundo me conoce. Las personas con las que hemos caminado son mis amigos. Además, en 2014, integré la Asociación por el Recuerdo del Exilio Republicano en Francia (ASEREF) de la cual hoy soy vicepresidenta. </text:span></text:p>
      <text:p text:style-name="Standard"><text:span text:style-name="T2"><text:tab/>Gracias a estas personas, la memoria franco-española se mantiene con el paso del tiempo. Recibieron la visita de numerosos políticos, franceses como españoles. Además, las asociaciones de la región se reúnen cada año, a través de varias fechas, para animar actividades y organizar eventos, con el objetivo de “sensibilizar” las jóvenes generaciones. Porque según la vicepresidenta de la ASEREF: “Las jóvenes generaciones son el futuro, cuando ya no estemos, ¡alguien tiene que tomar el relevo!”. </text:span></text:p>
      <text:p text:style-name="P2"/>
      <text:p text:style-name="Standard"><text:span text:style-name="T2">Kévin Mairrant, periodista para Midi Lib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ff0000" fo:font-size="16pt" style:text-underline-style="solid" style:text-underline-width="auto" style:text-underline-color="font-color" style:font-size-asian="16pt" style:font-name-complex="F" style:font-size-complex="16pt"/>
    </style:style>
    <style:style style:name="Subtitle" style:family="paragraph" style:parent-style-name="Standard" style:next-style-name="Text_20_body" style:default-outline-level="" style:list-style-name="" style:class="chapter">
      <style:paragraph-properties fo:text-align="start" style:justify-single-word="false"/>
      <style:text-properties fo:font-size="14pt" fo:letter-spacing="0.026cm" fo:font-style="italic" style:text-underline-style="solid" style:text-underline-width="auto" style:text-underline-color="font-color" style:font-size-asian="14pt" style:font-style-asian="italic" style:font-name-complex="F" style:font-size-complex="14pt" style:font-style-complex="italic"/>
    </style:style>
    <style:style style:name="Default_20_Paragraph_20_Font" style:display-name="Default Paragraph Font" style:family="text"/>
    <style:style style:name="Titre_20_1_20_Car" style:display-name="Titre 1 Car" style:family="text" style:parent-style-name="Default_20_Paragraph_20_Font">
      <style:text-properties fo:color="#ff0000" fo:font-size="16pt" fo:language="fr" fo:country="FR" style:text-underline-style="solid" style:text-underline-width="auto" style:text-underline-color="font-color" style:font-size-asian="16pt" style:font-name-complex="F" style:font-size-complex="16pt"/>
    </style:style>
    <style:style style:name="Sous-titre_20_Car" style:display-name="Sous-titre Car" style:family="text" style:parent-style-name="Default_20_Paragraph_20_Font">
      <style:text-properties fo:letter-spacing="0.026cm" fo:language="fr" fo:country="FR" style:text-underline-style="solid" style:text-underline-width="auto" style:text-underline-color="font-color" style:font-name-complex="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 Laure Cazeaux</meta:initial-creator>
    <dc:creator>Marie AUBRY</dc:creator>
    <meta:editing-cycles>2</meta:editing-cycles>
    <meta:creation-date>2019-10-04T10:22:00</meta:creation-date>
    <dc:date>2019-12-11T10:52:09</dc:date>
    <meta:editing-duration>P0D</meta:editing-duration>
    <meta:generator>OpenOffice/4.1.3$Unix OpenOffice.org_project/413m1$Build-9783</meta:generator>
    <meta:document-statistic meta:table-count="0" meta:image-count="0" meta:object-count="0" meta:page-count="2" meta:paragraph-count="22" meta:word-count="894" meta:character-count="5306"/>
    <meta:user-defined meta:name="AppVersion">16.0000</meta:user-defined>
    <meta:user-defined meta:name="Company">Instituto Cervant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